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dcff" draw:fill-image-width="0cm" draw:fill-image-height="0cm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dcff" draw:fill-image-width="0cm" draw:fill-image-height="0cm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.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Impact" style:font-family-generic="swiss" style:font-pitch="variable" fo:font-weight="normal" style:font-weight-asian="normal" style:font-weight-complex="normal"/>
    </style:style>
    <style:style style:name="P3" style:family="paragraph">
      <style:paragraph-properties fo:text-align="end"/>
      <style:text-properties fo:color="#ffffff" fo:font-weight="bold" style:font-weight-asian="bold" style:font-weight-complex="bold"/>
    </style:style>
    <style:style style:name="P4" style:family="paragraph">
      <style:paragraph-properties fo:text-align="start"/>
      <style:text-properties fo:color="#ffffff" fo:font-weight="bold" style:font-weight-asian="bold" style:font-weight-complex="bold"/>
    </style:style>
    <style:style style:name="P5" style:family="paragraph">
      <style:text-properties fo:color="#ffffff" fo:text-shadow="none" fo:font-weight="bold" style:font-weight-asian="bold" style:font-weight-complex="bold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style:text-properties fo:font-size="34pt" style:font-size-asian="34pt" style:font-size-complex="34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T1" style:family="text">
      <style:text-properties fo:font-family="Impact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fo:font-size="54pt" fo:text-shadow="none" style:text-underline-style="none" fo:font-weight="bold" style:font-size-asian="54pt" style:font-weight-asian="bold" style:font-size-complex="54pt" style:font-weight-complex="bold"/>
    </style:style>
    <style:style style:name="T4" style:family="text">
      <style:text-properties fo:color="#ffffff" fo:font-size="54pt" fo:text-shadow="none" fo:font-weight="bold" style:font-size-asian="54pt" style:font-weight-asian="bold" style:font-size-complex="54pt" style:font-weight-complex="bold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34pt" style:font-size-asian="34pt" style:font-size-complex="34pt"/>
    </style:style>
    <style:style style:name="T14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ffff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988cm" svg:height="4.572cm" svg:x="-0.762cm" svg:y="17.0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5.158cm" svg:x="1.524cm" svg:y="6.35cm" presentation:class="title" presentation:user-transformed="true">
          <draw:text-box>
            <text:p text:style-name="P2"><text:span text:style-name="T1">STRATEGI MIGRASI OPEN SOURCE DALAM GERAKAN JOGJA</text:span><text:span text:style-name="T1"><text:line-break/></text:span><text:span text:style-name="T1">GOES OPEN SOURCE (JGOS)</text:span></text:p>
          </draw:text-box>
        </draw:frame>
        <draw:frame presentation:style-name="pr2" draw:text-style-name="P3" draw:layer="layout" svg:width="9.021cm" svg:height="2.533cm" svg:x="18.034cm" svg:y="17.533cm" presentation:class="subtitle" presentation:user-transformed="true">
          <draw:text-box>
            <text:p text:style-name="P3"><text:span text:style-name="T2">Estu Fardani</text:span><text:span text:style-name="T2"><text:line-break/></text:span><text:span text:style-name="T2">#tuanpembual</text:span></text:p>
          </draw:text-box>
        </draw:frame>
        <draw:frame presentation:style-name="pr2" draw:text-style-name="P4" draw:layer="layout" svg:width="9.021cm" svg:height="2.533cm" svg:x="1.27cm" svg:y="17.279cm">
          <draw:text-box>
            <text:p text:style-name="P4"><text:span text:style-name="T2">Jogja,</text:span></text:p>
            <text:p text:style-name="P4"><text:span text:style-name="T2">1 Juni 2012</text:span></text:p>
          </draw:text-box>
        </draw:frame>
        <draw:custom-shape draw:style-name="gr1" draw:text-style-name="P1" draw:layer="layout" svg:width="30.988cm" svg:height="6.096cm" svg:x="-1.27cm" svg:y="-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.956cm" svg:height="21.336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17.65cm" svg:height="4.992cm" svg:x="2.924cm" svg:y="9.398cm" presentation:class="outline" presentation:user-transformed="true">
          <draw:text-box>
            <text:list text:style-name="L2">
              <text:list-header>
                <text:p text:style-name="P5"><text:span text:style-name="T3">Pendahuluan</text:span><text:span text:style-name="T4">...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16.126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86% adalah tingkat pembajakan di Indonesia tahun 2011 (BSA,2012)</text:span></text:p>
              </text:list-item>
              <text:list-item>
                <text:p><text:span text:style-name="T5">Surat edaran Menpan untuk Migrasi Nomor: SE/01/M.PAN/3/2009 TENTANG PEMANFAATAN PERANGKAT LUNAK LEGAL DAN OPEN SOURCE SOFTWARE(OSS)</text:span></text:p>
              </text:list-item>
            </text:list>
          </draw:text-box>
        </draw:frame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7.113cm" svg:y="0.304cm" presentation:class="title" presentation:user-transformed="true">
          <draw:text-box>
            <text:p>Latar <text:span text:style-name="T6">Belak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7.112cm" svg:y="0.304cm" presentation:class="title" presentation:user-transformed="true">
          <draw:text-box>
            <text:p>Latar <text:span text:style-name="T6">Belakang</text:span></text:p>
          </draw:text-box>
        </draw:frame>
        <draw:frame presentation:style-name="pr5" draw:layer="layout" svg:width="15.872cm" svg:height="12.178cm" svg:x="1.4cm" svg:y="4.914cm" presentation:class="outline" presentation:user-transformed="true">
          <draw:text-box>
            <text:list text:style-name="L2">
              <text:list-item>
                <text:p><text:span text:style-name="T7">Pemkot Jogja telah migrasi tahap pertama tahun 2009. Sukses?</text:span></text:p>
              </text:list-item>
              <text:list-item>
                <text:p><text:span text:style-name="T7">Kendala pada penggunaan perangkat lunak perkantoran.</text:span></text:p>
              </text:list-item>
              <text:list-item>
                <text:p><text:span text:style-name="T7">Dokumentasi migrasi sebelumnya tidak ada.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3.556cm" svg:y="1.016cm" presentation:class="title" presentation:user-transformed="true">
          <draw:text-box>
            <text:p>Batasan Kerja <text:span text:style-name="T6">Praktek</text:span></text:p>
          </draw:text-box>
        </draw:frame>
        <draw:frame presentation:style-name="pr5" draw:text-style-name="P6" draw:layer="layout" svg:width="16.126cm" svg:height="13.882cm" svg:x="1.4cm" svg:y="4.914cm" presentation:class="outline" presentation:user-transformed="true">
          <draw:text-box>
            <text:list text:style-name="L2">
              <text:list-item>
                <text:p><text:span text:style-name="T9">Hanya menganalisa proses migrasi Jogja Goes Open Source(JGOS) tahap II tahun 2011 pada 18 Puskesmas di lingkungan Kota Yogyakarta.</text:span></text:p>
              </text:list-item>
              <text:list-item>
                <text:p><text:span text:style-name="T9">Menjadi bagian sebagai pelaksana migrasi secara langsung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3.756cm" svg:y="0.762cm" presentation:class="title" presentation:user-transformed="true">
          <draw:text-box>
            <text:list text:style-name="L1">
              <text:list-header>
                <text:p>Tujuan Kerja <text:span text:style-name="T6">Praktek</text:span></text:p>
              </text:list-header>
            </text:list>
          </draw:text-box>
        </draw:frame>
        <draw:frame presentation:style-name="pr4" draw:layer="layout" svg:width="16.126cm" svg:height="13.537cm" svg:x="1.4cm" svg:y="5.356cm" presentation:class="outline" presentation:user-transformed="true">
          <draw:text-box>
            <text:list text:style-name="L2">
              <text:list-item>
                <text:p><text:span text:style-name="T10">Mendefinisikan langkah-langkah yang harus dilakukan agar migrasi sukses.</text:span></text:p>
              </text:list-item>
              <text:list-item>
                <text:p><text:span text:style-name="T10">Melakukan semua dokumentasi yang terkait dengan proses migrasi secara teliti dan rapi.</text:span></text:p>
              </text:list-item>
              <text:list-item>
                <text:p><text:span text:style-name="T10">Membantu pengembangan portal migrasi sebagai sarana dokumentasi migrasi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0.16cm" svg:height="22.86cm" svg:x="18.342cm" svg:y="-1.2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3.249cm" svg:y="0.762cm" presentation:class="title" presentation:user-transformed="true">
          <draw:text-box>
            <text:list text:style-name="L1">
              <text:list-header>
                <text:p>Manfaat Kerja <text:span text:style-name="T6">Praktek</text:span></text:p>
              </text:list-header>
            </text:list>
          </draw:text-box>
        </draw:frame>
        <draw:frame presentation:style-name="pr4" draw:layer="layout" svg:width="15.872cm" svg:height="14.644cm" svg:x="1.4cm" svg:y="4.914cm" presentation:class="outline" presentation:user-transformed="true">
          <draw:text-box>
            <text:list text:style-name="L2">
              <text:list-item>
                <text:p><text:span text:style-name="T11">Membuat model strategi migrasi sebagai percontohan pola migrasi.</text:span></text:p>
              </text:list-item>
              <text:list-item>
                <text:p><text:span text:style-name="T11">Membuktikan bahwa migarsi open source bukan merupakan proses yang sulit bagi instansi pemerintah.</text:span></text:p>
              </text:list-item>
              <text:list-item>
                <text:p><text:span text:style-name="T11">Mendukung gerakan Indonesia Goes Open Source (IGOS).</text:span></text:p>
              </text:list-item>
              <text:list-item>
                <text:p><text:span text:style-name="T11">Membantu penghematan APBD dalam bidang pengadaan perangkat lunak.</text:span></text:p>
              </text:list-item>
              <text:list-item>
                <text:p><text:span text:style-name="T11">Membantu mengurangi pembajakan perangkat lunak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" draw:text-style-name="P1" draw:layer="layout" svg:width="28.956cm" svg:height="21.336cm" svg:x="-0.001cm" svg:y="-0.00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5.364cm" svg:height="3.214cm" svg:x="1.524cm" svg:y="7.874cm" presentation:class="outline" presentation:user-transformed="true">
          <draw:text-box>
            <text:list text:style-name="L2">
              <text:list-header>
                <text:p text:style-name="P7"><text:span text:style-name="T12">Hasil dan Pembahasa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isis</text:p>
          </draw:text-box>
        </draw:frame>
        <draw:frame presentation:style-name="pr4" draw:text-style-name="P8" draw:layer="layout" svg:width="15.872cm" svg:height="11.804cm" svg:x="1.4cm" svg:y="5.914cm" presentation:class="outline" presentation:user-transformed="true">
          <draw:text-box>
            <text:list text:style-name="L2">
              <text:list-header>
                <text:p text:style-name="P8"><text:span text:style-name="T13">Kondisi Lokasi Migrasi</text:span></text:p>
              </text:list-header>
              <text:list-item>
                <text:p text:style-name="P8"><text:span text:style-name="T13">Objek migrasi JGOS tahap II tahun 2011 adalah 18 Puskesmas di lingkungan Kota Yogyakarta.</text:span></text:p>
              </text:list-item>
              <text:list-item>
                <text:p text:style-name="P8"><text:span text:style-name="T13">Migrasi ini berlangsung sejak tanggal 8 November 2011 hingga 15 April 2012.</text:span></text:p>
              </text:list-item>
            </text:list>
          </draw:text-box>
        </draw:frame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7.012cm" svg:y="0.508cm" presentation:class="title" presentation:user-transformed="true">
          <draw:text-box>
            <text:p>Tim <text:span text:style-name="T6">Migrasi</text:span></text:p>
          </draw:text-box>
        </draw:frame>
        <draw:frame presentation:style-name="pr4" draw:layer="layout" svg:width="24.639cm" svg:height="12.179cm" svg:x="1.4cm" svg:y="6.314cm" presentation:class="outline" presentation:user-transformed="true">
          <draw:text-box>
            <text:list text:style-name="L2">
              <text:list-item>
                <text:p>Kordinator Umum</text:p>
              </text:list-item>
              <text:list-item>
                <text:p>Kordinator Teknis</text:p>
              </text:list-item>
              <text:list-item>
                <text:p>Helpdesk Umum</text:p>
              </text:list-item>
              <text:list-item>
                <text:p>Helpdesk Lapangan</text:p>
                <text:p>Tim1, Tim2, Tim3, Tim4, Tim5</text:p>
              </text:list-item>
              <text:list-item>
                <text:p>Tim Medi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4.88cm" svg:y="0.812cm" presentation:class="title" presentation:user-transformed="true">
          <draw:text-box>
            <text:p>Peralatan <text:span text:style-name="T6">Migrasi</text:span></text:p>
          </draw:text-box>
        </draw:frame>
        <draw:frame presentation:style-name="pr4" draw:layer="layout" svg:width="16.126cm" svg:height="14.644cm" svg:x="1.4cm" svg:y="4.914cm" presentation:class="outline" presentation:user-transformed="true">
          <draw:text-box>
            <text:list text:style-name="L2">
              <text:list-item>
                <text:p><text:span text:style-name="T9">Tanda Pengenal, sebagai tenaga teknis migrasi JGOS.</text:span></text:p>
              </text:list-item>
              <text:list-item>
                <text:p><text:span text:style-name="T9">Live CD Ubuntu Lucid 32 bit, 2 buah. BlankOn Pattimura 32 bit, 1 buah.</text:span></text:p>
              </text:list-item>
              <text:list-item>
                <text:p><text:span text:style-name="T9">Live USB Flashdisk Ubuntu Lucid 32 bit, 2 buah.</text:span></text:p>
              </text:list-item>
              <text:list-item>
                <text:p><text:span text:style-name="T9">Hardisk External 500GB, untuk menampung data penggandaan. Hardisk juga berisi paket-paket tambahan untuk membantu proses instalasi dan konfigurasi komputer, lumbung repositori, driver printer, paket kernel, dl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" draw:text-style-name="P1" draw:layer="layout" svg:width="28.956cm" svg:height="21.336cm" svg:x="-0.001cm" svg:y="-0.00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9.304cm" svg:height="3.289cm" svg:x="4.318cm" svg:y="8.395cm" presentation:class="outline" presentation:user-transformed="true">
          <draw:text-box>
            <text:list text:style-name="L2">
              <text:list-header>
                <text:p text:style-name="P7"><text:span text:style-name="T2">Kegiatan K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4.064cm" svg:y="1.524cm" presentation:class="title" presentation:user-transformed="true">
          <draw:text-box>
            <text:p>Pembagian <text:span text:style-name="T6">Lokasi</text:span></text:p>
          </draw:text-box>
        </draw:frame>
        <draw:frame presentation:style-name="pr4" draw:layer="layout" svg:width="16.126cm" svg:height="14.136cm" svg:x="1.4cm" svg:y="4.914cm" presentation:class="outline" presentation:user-transformed="true">
          <draw:text-box>
            <text:list text:style-name="L2">
              <text:list-item>
                <text:p>18 Puskesmas, dibagi menjadi 4 Tahap.</text:p>
              </text:list-item>
              <text:list-item>
                <text:p>Masing-masing Puskesmas ditangani 1 Tim Heldesk Lapangan</text:p>
              </text:list-item>
              <text:list-item>
                <text:p>Tahap Pertama ada 4 SKPD :</text:p>
              </text:list-item>
              <text:list-item>
                <text:p>Tahap Kedua ada 4 SKPD :</text:p>
              </text:list-item>
              <text:list-item>
                <text:p>Tahap Ketiga ada 5 SKPD :</text:p>
              </text:list-item>
              <text:list-item>
                <text:p>Tahap Keempat ada 5 SKPD :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5.334cm" svg:y="0.184cm" presentation:class="title" presentation:user-transformed="true">
          <draw:text-box>
            <text:p>Tahapan <text:span text:style-name="T6">Migrasi</text:span></text:p>
          </draw:text-box>
        </draw:frame>
        <draw:frame presentation:style-name="pr4" draw:layer="layout" svg:width="11.3cm" svg:height="12.179cm" svg:x="3cm" svg:y="5.914cm" presentation:class="outline" presentation:user-transformed="true">
          <draw:text-box>
            <text:list text:style-name="L2">
              <text:list-item>
                <text:p>Assessmen</text:p>
              </text:list-item>
              <text:list-item>
                <text:p>Sosialisasi</text:p>
              </text:list-item>
              <text:list-item>
                <text:p>Backup</text:p>
              </text:list-item>
              <text:list-item>
                <text:p>Instalasi</text:p>
              </text:list-item>
              <text:list-item>
                <text:p>Konfigurasi</text:p>
              </text:list-item>
              <text:list-item>
                <text:p>Pendampinga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ukungan Perangkat Kera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nunjukan Helpdesk Lokal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rtal Gerakan JGO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ku Panduan JGO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3" draw:text-style-name="P1" draw:layer="layout" svg:width="28.956cm" svg:height="21.336cm" svg:x="-0.003cm" svg:y="-0.00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3.078cm" svg:height="5.5cm" svg:x="1.4cm" svg:y="9.114cm" presentation:class="outline" presentation:user-transformed="true">
          <draw:text-box>
            <text:list text:style-name="L2">
              <text:list-header>
                <text:p text:style-name="P7"><text:span text:style-name="T14">Penutu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-3.101cm" svg:y="0.508cm" presentation:class="title" presentation:user-transformed="true">
          <draw:text-box>
            <text:p>Kesimpulan</text:p>
          </draw:text-box>
        </draw:frame>
        <draw:frame presentation:style-name="pr4" draw:layer="layout" svg:width="14.094cm" svg:height="13.628cm" svg:x="1.4cm" svg:y="4.914cm" presentation:class="outline" presentation:user-transformed="true">
          <draw:text-box>
            <text:list text:style-name="L2">
              <text:list-item>
                <text:p><text:span text:style-name="T15">Pendampingan</text:span></text:p>
              </text:list-item>
              <text:list-item>
                <text:p><text:span text:style-name="T15">Dokumentasi Migrasi</text:span></text:p>
              </text:list-item>
              <text:list-item>
                <text:p><text:span text:style-name="T15">Kendala penggunaan perangkat lunak perkantoran</text:span></text:p>
              </text:list-item>
            </text:list>
          </draw:text-box>
        </draw:frame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4.56cm" svg:height="3.506cm" svg:x="5.6cm" svg:y="0.837cm" presentation:class="title" presentation:user-transformed="true">
          <draw:text-box>
            <text:p text:style-name="P10">Saran</text:p>
          </draw:text-box>
        </draw:frame>
        <draw:frame presentation:style-name="pr4" draw:layer="layout" svg:width="14.856cm" svg:height="12.954cm" svg:x="1.4cm" svg:y="6.604cm" presentation:class="outline" presentation:user-transformed="true">
          <draw:text-box>
            <text:list text:style-name="L2">
              <text:list-item>
                <text:p>Penguatan kapasitas Helpdesk Lokal</text:p>
              </text:list-item>
              <text:list-item>
                <text:p>Proses dokumentasi masalah dan solusi</text:p>
              </text:list-item>
              <text:list-item>
                <text:p>Remastering</text:p>
              </text:list-item>
            </text:list>
          </draw:text-box>
        </draw:frame>
        <draw:custom-shape draw:style-name="gr1" draw:text-style-name="P1" draw:layer="layout" svg:width="10.16cm" svg:height="22.86cm" svg:x="18.288cm" svg:y="-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28.956cm" svg:height="21.336cm" svg:x="-0.002cm" svg:y="-0.00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2.892cm" svg:height="4.064cm" svg:x="8.122cm" svg:y="8.206cm" presentation:class="outline" presentation:user-transformed="true">
          <draw:text-box>
            <text:list text:style-name="L2">
              <text:list-header>
                <text:p text:style-name="P7"><text:span text:style-name="T16">Terima Kasih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color="#000000" fo:font-family="'Times New Roman'" style:font-family-generic="roman" style:font-pitch="variable" fo:font-size="15pt" fo:font-weight="bold" style:font-family-asian="'Lohit Hindi'" style:font-pitch-asian="variable" style:font-size-asian="16pt" style:font-weight-asian="bold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left="0cm" fo:margin-right="0cm" fo:margin-top="1.235cm" fo:margin-bottom="1.058cm" fo:line-height="150%" fo:text-align="justify" fo:text-indent="0cm" style:text-autospace="none"/>
      <style:text-properties fo:color="#000000" fo:font-family="'Times New Roman'" style:font-family-generic="roman" style:font-pitch="variable" fo:font-size="13pt" fo:font-style="normal" fo:font-weight="bold" style:font-family-asian="'Lohit Hindi'" style:font-pitch-asian="variable" style:font-size-asian="14pt" style:font-style-asian="italic" style:font-weight-asian="bold" style:font-family-complex="'WenQuanYi Micro Hei'" style:font-pitch-complex="variable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1.235cm" fo:margin-bottom="1.058cm" fo:line-height="150%" fo:text-align="justify" fo:text-indent="0cm" style:text-autospace="none"/>
      <style:text-properties fo:color="#000000" fo:font-family="'Times New Roman'" style:font-family-generic="roman" style:font-pitch="variable" fo:font-size="12pt" fo:font-weight="bold" style:font-family-asian="'Lohit Hindi'" style:font-pitch-asian="variable" style:font-size-asian="14pt" style:font-weight-asian="bold" style:font-family-complex="'WenQuanYi Micro Hei'" style:font-pitch-complex="variable" style:font-weight-complex="bold"/>
    </style:style>
    <style:style style:name="Heading_20_4" style:display-name="Heading 4" style:family="graphic">
      <style:paragraph-properties fo:margin-left="0cm" fo:margin-right="0cm" fo:margin-top="1.764cm" fo:margin-bottom="1.058cm" fo:line-height="150%" fo:text-align="justify" fo:text-indent="0cm" style:text-autospace="none"/>
      <style:text-properties fo:color="#000000" fo:font-family="'Times New Roman'" style:font-family-generic="roman" style:font-pitch="variable" fo:font-size="12pt" fo:font-style="normal" fo:font-weight="bold" style:font-family-asian="'Lohit Hindi'" style:font-pitch-asian="variable" style:font-size-asian="11.5pt" style:font-style-asian="italic" style:font-weight-asian="bold" style:font-family-complex="'WenQuanYi Micro Hei'" style:font-pitch-complex="variable" style:font-style-complex="normal" style:font-weight-complex="bold"/>
    </style:style>
    <style:style style:name="Heading_20_5" style:display-name="Heading 5" style:family="graphic">
      <style:paragraph-properties fo:margin-top="0.88cm" fo:margin-bottom="0.88cm" fo:line-height="150%" style:text-autospace="none"/>
      <style:text-properties fo:color="#000000" fo:font-family="'Times New Roman'" style:font-family-generic="roman" style:font-pitch="variable" fo:font-size="11.5pt" fo:font-weight="bold" style:font-family-asian="'Lohit Hindi'" style:font-pitch-asian="variable" style:font-size-asian="11.5pt" style:font-weight-asian="bold" style:font-family-complex="'WenQuanYi Micro Hei'" style:font-pitch-complex="variable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0.5pt" fo:font-weight="bold" style:font-family-asian="'Lohit Hindi'" style:font-pitch-asian="variable" style:font-size-asian="10.5pt" style:font-weight-asian="bold" style:font-family-complex="'WenQuanYi Micro Hei'" style:font-pitch-complex="variable" style:font-weight-complex="bold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graphic">
      <style:paragraph-properties style:text-autospace="none"/>
      <style:text-properties fo:font-family="'Times New Roman'" style:font-family-generic="roman" style:font-pitch="variable" fo:font-style="italic" style:font-family-asian="'Lohit Hindi'" style:font-family-generic-asian="modern" style:font-pitch-asian="fixed" style:font-style-asian="italic" style:font-family-complex="'Droid Sans Fallback'" style:font-family-generic-complex="modern" style:font-pitch-complex="fixed" style:font-style-complex="italic"/>
    </style:style>
    <style:style style:name="Page_20_Number" style:display-name="Page Number" style:family="graphic">
      <style:paragraph-properties style:text-autospace="none"/>
      <style:text-properties fo:color="#000000"/>
    </style:style>
    <style:style style:name="Line_20_numbering" style:display-name="Line numbering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Contents_20_5" style:display-name="Contents 5" style:family="graphic">
      <style:paragraph-properties fo:margin-left="5.644cm" fo:margin-right="0cm" fo:margin-top="0cm" fo:margin-bottom="0cm" fo:text-indent="-2.644cm" style:text-autospace="none">
        <style:tab-stops>
          <style:tab-stop style:position="26.816cm" style:type="right" style:leader-style="dotted" style:leader-text="."/>
        </style:tab-stops>
      </style:paragraph-properties>
      <style:text-properties fo:color="#000000" style:font-family-asian="'Lohit Hindi'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178cm" fo:line-height="150%" fo:text-align="justify" style:text-autospace="none"/>
      <style:text-properties fo:color="#000000" style:font-family-asian="'Lohit Hindi'"/>
    </style:style>
    <style:style style:name="Contents_20_4" style:display-name="Contents 4" style:family="graphic">
      <style:paragraph-properties fo:margin-left="5.292cm" fo:margin-right="0cm" fo:margin-top="0cm" fo:margin-bottom="0cm" fo:text-indent="-2.293cm" style:text-autospace="none">
        <style:tab-stops>
          <style:tab-stop style:position="27.346cm" style:type="right" style:leader-style="dotted" style:leader-text="."/>
        </style:tab-stops>
      </style:paragraph-properties>
      <style:text-properties fo:color="#000000" style:font-family-asian="'Lohit Hindi'"/>
    </style:style>
    <style:style style:name="Contents_20_3" style:display-name="Contents 3" style:family="graphic">
      <style:paragraph-properties fo:margin-left="3.104cm" fo:margin-right="0cm" fo:margin-top="0cm" fo:margin-bottom="0cm" fo:text-indent="-1.764cm" style:text-autospace="none">
        <style:tab-stops>
          <style:tab-stop style:position="27.799cm" style:type="right" style:leader-style="dotted" style:leader-text="."/>
        </style:tab-stops>
      </style:paragraph-properties>
      <style:text-properties fo:color="#000000" style:font-family-asian="'Lohit Hindi'"/>
    </style:style>
    <style:style style:name="Contents_20_2" style:display-name="Contents 2" style:family="graphic">
      <style:paragraph-properties fo:margin-left="1.341cm" fo:margin-right="0cm" fo:margin-top="0cm" fo:margin-bottom="0cm" fo:text-indent="-1.341cm" style:text-autospace="none">
        <style:tab-stops>
          <style:tab-stop style:position="25.155cm" style:type="right" style:leader-style="dotted" style:leader-text="."/>
          <style:tab-stop style:position="26.035cm" style:type="right" style:leader-style="dotted" style:leader-text="."/>
        </style:tab-stops>
      </style:paragraph-properties>
      <style:text-properties fo:color="#000000" style:font-family-asian="'Lohit Hindi'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4.694cm" style:type="right" style:leader-style="dotted" style:leader-text="."/>
        </style:tab-stops>
      </style:paragraph-properties>
      <style:text-properties fo:color="#000000" style:font-family-asian="'Lohit Hindi'"/>
    </style:style>
    <style:style style:name="Contents_20_Heading" style:display-name="Contents Heading" style:family="graphic">
      <style:paragraph-properties fo:margin-left="0cm" fo:margin-right="0cm" fo:margin-top="2.644cm" fo:margin-bottom="1.942cm" fo:line-height="150%" fo:text-align="center" fo:text-indent="0cm" style:text-autospace="none"/>
      <style:text-properties fo:color="#000000" fo:font-family="'Times New Roman'" style:font-family-generic="roman" style:font-pitch="variable" fo:font-size="14pt" fo:font-weight="bold" style:font-family-asian="'Lohit Hindi'" style:font-pitch-asian="variable" style:font-size-asian="16pt" style:font-weight-asian="bold" style:font-family-complex="'WenQuanYi Micro Hei'" style:font-pitch-complex="variable" style:font-weight-complex="bold"/>
    </style:style>
    <style:style style:name="Bibliography_20_1" style:display-name="Bibliography 1" style:family="graphic">
      <style:paragraph-properties fo:margin-left="1.764cm" fo:margin-right="0cm" fo:margin-top="0cm" fo:margin-bottom="0.37cm" fo:text-align="justify" fo:text-indent="-1.764cm" style:text-autospace="none">
        <style:tab-stops>
          <style:tab-stop style:position="26.458cm" style:type="right" style:leader-style="dotted" style:leader-text="."/>
        </style:tab-stops>
      </style:paragraph-properties>
      <style:text-properties fo:color="#000000" style:font-family-asian="'Lohit Hindi'"/>
    </style:style>
    <style:style style:name="Bibliography_20_Heading" style:display-name="Bibliography Heading" style:family="graphic">
      <style:paragraph-properties fo:margin-left="0cm" fo:margin-right="0cm" fo:margin-top="2.644cm" fo:margin-bottom="1.942cm" fo:line-height="150%" fo:text-align="center" fo:text-indent="0cm" style:text-autospace="none"/>
      <style:text-properties fo:color="#000000" fo:font-family="'Times New Roman'" style:font-family-generic="roman" style:font-pitch="variable" fo:font-size="14pt" fo:font-weight="bold" style:font-family-asian="'Lohit Hindi'" style:font-pitch-asian="variable" style:font-size-asian="16pt" style:font-weight-asian="bold" style:font-family-complex="'WenQuanYi Micro Hei'" style:font-pitch-complex="variable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178cm" fo:line-height="150%" fo:text-align="justify" style:text-autospace="none"/>
      <style:text-properties fo:color="#000000"/>
    </style:style>
    <style:style style:name="Gambar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2.345cm" style:type="center"/>
          <style:tab-stop style:position="24.694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2.345cm" style:type="center"/>
          <style:tab-stop style:position="24.694cm" style:type="right"/>
        </style:tab-stops>
      </style:paragraph-properties>
    </style:style>
    <style:style style:name="Text_20_body_20_indent" style:display-name="Text body indent" style:family="graphic">
      <style:paragraph-properties fo:margin-left="0cm" fo:margin-right="0cm" fo:margin-top="0cm" fo:margin-bottom="0cm" fo:line-height="150%" fo:text-align="justify" fo:text-indent="2.115cm" style:text-autospace="none"/>
      <style:text-properties fo:color="#000000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4.694cm" style:type="right" style:leader-style="dotted" style:leader-text="."/>
        </style:tab-stops>
      </style:paragraph-properties>
      <style:text-properties style:font-family-asian="'Lohit Hindi'"/>
    </style:style>
    <style:style style:name="Judul" style:family="graphic">
      <style:paragraph-properties fo:margin-top="0cm" fo:margin-bottom="3.528cm" fo:line-height="150%" fo:text-align="center"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graphic">
      <style:paragraph-properties fo:line-height="150%" fo:text-align="center" style:text-autospace="none">
        <style:tab-stops>
          <style:tab-stop style:position="12.345cm" style:type="center"/>
          <style:tab-stop style:position="24.694cm" style:type="right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nfest-4 </meta:initial-creator>
    <meta:creation-date>2012-05-29T08:49:29</meta:creation-date>
    <dc:date>2012-06-01T07:06:41</dc:date>
    <dc:creator>Infest-4 </dc:creator>
    <meta:editing-duration>PT2H44M10S</meta:editing-duration>
    <meta:editing-cycles>30</meta:editing-cycles>
    <meta:generator>LibreOffice/3.5$Linux_x86 LibreOffice_project/7e68ba2-a744ebf-1f241b7-c506db1-7d53735</meta:generator>
    <meta:document-statistic meta:object-count="124"/>
  </office:meta>
</office:document-meta>
</file>